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2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5" style:family="table-cell" style:parent-style-name="Default" style:data-style-name="N4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72" style:family="table-cell" style:parent-style-name="Default" style:data-style-name="N61"/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2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71"/>
          <table:covered-table-cell table:style-name="ce74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5" table:formula="of:=SUM([.G6:.G70])*24" office:value-type="float" office:value="43.5" calcext:value-type="float" table:number-columns-spanned="3" table:number-rows-spanned="2">
            <text:p>43,50</text:p>
          </table:table-cell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72"/>
          <table:table-cell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 table:formula="of:=[.E21]-[.C21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2]-[.C22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2" calcext:value-type="date" table:number-columns-spanned="2" table:number-rows-spanned="1">
            <text:p>12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23]-[.C2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3" calcext:value-type="date" table:number-columns-spanned="2" table:number-rows-spanned="1">
            <text:p>13/12/23</text:p>
          </table:table-cell>
          <table:covered-table-cell/>
          <table:table-cell table:style-name="ce10" office:value-type="time" office:time-value="PT10H50M00S" calcext:value-type="time" table:number-columns-spanned="2" table:number-rows-spanned="1">
            <text:p>10:50:00</text:p>
          </table:table-cell>
          <table:covered-table-cell/>
          <table:table-cell table:style-name="ce20" office:value-type="time" office:time-value="PT12H20M00S" calcext:value-type="time" table:number-columns-spanned="2" table:number-rows-spanned="1">
            <text:p>12:20:00</text:p>
          </table:table-cell>
          <table:covered-table-cell/>
          <table:table-cell table:formula="of:=[.E24]-[.C24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1H00M00S" calcext:value-type="time" table:number-columns-spanned="2" table:number-rows-spanned="1">
            <text:p>11:00:00</text:p>
          </table:table-cell>
          <table:covered-table-cell/>
          <table:table-cell table:style-name="ce20" office:value-type="time" office:time-value="PT12H00M00S" calcext:value-type="time" table:number-columns-spanned="2" table:number-rows-spanned="1">
            <text:p>12:00:00</text:p>
          </table:table-cell>
          <table:covered-table-cell/>
          <table:table-cell table:formula="of:=[.E25]-[.C25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6]-[.C26]" office:value-type="time" office:time-value="PT02H30M00S" calcext:value-type="time" table:number-columns-spanned="2" table:number-rows-spanned="1">
            <text:p>02:3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5:46:25.4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15T15:47:36.661000000</dc:date>
    <meta:editing-duration>PT1H29M39S</meta:editing-duration>
    <meta:editing-cycles>11</meta:editing-cycles>
    <meta:generator>LibreOffice/7.6.1.2$Windows_X86_64 LibreOffice_project/f5defcebd022c5bc36bbb79be232cb6926d8f674</meta:generator>
    <meta:document-statistic meta:table-count="1" meta:cell-count="142" meta:object-count="0"/>
  </office:meta>
</office:document-meta>
</file>